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5pt" officeooo:rsid="00016b57" officeooo:paragraph-rsid="00016b57" fo:background-color="#c2e0a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ce181e" fo:font-size="20pt" officeooo:rsid="00016b57" officeooo:paragraph-rsid="00016b57" fo:background-color="#c2e0a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000000" officeooo:rsid="00016b57" officeooo:paragraph-rsid="00016b57" fo:background-color="transparent"/>
    </style:style>
    <style:style style:name="P4" style:family="paragraph" style:parent-style-name="Standard">
      <style:paragraph-properties fo:text-align="start" style:justify-single-word="false"/>
      <style:text-properties fo:color="#000000" officeooo:rsid="000329a4" officeooo:paragraph-rsid="000329a4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000000" officeooo:rsid="0006fe36" officeooo:paragraph-rsid="0006fe36" fo:background-color="transparent"/>
    </style:style>
    <style:style style:name="P6" style:family="paragraph" style:parent-style-name="Standard">
      <style:paragraph-properties fo:text-align="center" style:justify-single-word="false"/>
      <style:text-properties fo:color="#000000" officeooo:rsid="0006fe36" officeooo:paragraph-rsid="0006fe36" fo:background-color="transparent"/>
    </style:style>
    <style:style style:name="P7" style:family="paragraph" style:parent-style-name="Standard">
      <style:paragraph-properties fo:text-align="start" style:justify-single-word="false"/>
      <style:text-properties fo:color="#000000" officeooo:rsid="000d0dc5" officeooo:paragraph-rsid="000d0dc5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000000" officeooo:rsid="001bde9e" officeooo:paragraph-rsid="001bde9e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0" officeooo:rsid="00238da4" officeooo:paragraph-rsid="00238da4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 officeooo:rsid="000329a4" officeooo:paragraph-rsid="000329a4" fo:background-color="#fff200"/>
    </style:style>
    <style:style style:name="P11" style:family="paragraph" style:parent-style-name="Standard">
      <style:paragraph-properties fo:text-align="start" style:justify-single-word="false"/>
      <style:text-properties fo:color="#000000" officeooo:rsid="0006fe36" officeooo:paragraph-rsid="0006fe36" fo:background-color="#fff200"/>
    </style:style>
    <style:style style:name="P12" style:family="paragraph" style:parent-style-name="Standard">
      <style:paragraph-properties fo:text-align="start" style:justify-single-word="false"/>
      <style:text-properties fo:color="#000000" officeooo:rsid="001bde9e" officeooo:paragraph-rsid="001bde9e" fo:background-color="#fff200"/>
    </style:style>
    <style:style style:name="P13" style:family="paragraph" style:parent-style-name="Standard">
      <style:paragraph-properties fo:text-align="start" style:justify-single-word="false"/>
      <style:text-properties fo:color="#000000" officeooo:rsid="000d0dc5" officeooo:paragraph-rsid="000d0dc5" fo:background-color="#59c5c7"/>
    </style:style>
    <style:style style:name="P14" style:family="paragraph" style:parent-style-name="Standard">
      <style:paragraph-properties fo:text-align="start" style:justify-single-word="false"/>
      <style:text-properties fo:color="#000000" officeooo:rsid="002bd014" officeooo:paragraph-rsid="002bd014" fo:background-color="#fff450"/>
    </style:style>
    <style:style style:name="P15" style:family="paragraph" style:parent-style-name="Standard">
      <style:text-properties officeooo:paragraph-rsid="000329a4"/>
    </style:style>
    <style:style style:name="P16" style:family="paragraph" style:parent-style-name="Standard">
      <style:text-properties officeooo:rsid="001bde9e" officeooo:paragraph-rsid="001bde9e"/>
    </style:style>
    <style:style style:name="P17" style:family="paragraph" style:parent-style-name="Standard">
      <style:text-properties officeooo:rsid="001bde9e" officeooo:paragraph-rsid="001bde9e" fo:background-color="#fff450"/>
    </style:style>
    <style:style style:name="P18" style:family="paragraph" style:parent-style-name="Standard">
      <style:paragraph-properties fo:text-align="center" style:justify-single-word="false"/>
      <style:text-properties fo:color="#ed1c24" fo:font-size="15pt" officeooo:rsid="00238da4" officeooo:paragraph-rsid="00238da4" fo:background-color="#fff450" style:font-size-asian="15pt" style:font-size-complex="15pt"/>
    </style:style>
    <style:style style:name="P19" style:family="paragraph" style:parent-style-name="Standard">
      <style:text-properties officeooo:rsid="002bd014" officeooo:paragraph-rsid="002bd014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31d9c4" officeooo:paragraph-rsid="0031d9c4" fo:background-color="#fff450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color="#000000" officeooo:rsid="000d0dc5" officeooo:paragraph-rsid="000d0dc5" fo:background-color="#fff200"/>
    </style:style>
    <style:style style:name="P22" style:family="paragraph" style:parent-style-name="Standard" style:list-style-name="L1">
      <style:text-properties officeooo:paragraph-rsid="0033a719"/>
    </style:style>
    <style:style style:name="P23" style:family="paragraph" style:parent-style-name="Standard" style:list-style-name="L1">
      <style:text-properties officeooo:rsid="0031d9c4" officeooo:paragraph-rsid="0031d9c4"/>
    </style:style>
    <style:style style:name="P24" style:family="paragraph" style:parent-style-name="Standard" style:list-style-name="L1">
      <style:text-properties officeooo:rsid="0031d9c4" officeooo:paragraph-rsid="0033a719"/>
    </style:style>
    <style:style style:name="P25" style:family="paragraph" style:parent-style-name="Standard">
      <style:text-properties officeooo:rsid="0033a719" officeooo:paragraph-rsid="0033a719"/>
    </style:style>
    <style:style style:name="P26" style:family="paragraph" style:parent-style-name="Standard">
      <style:paragraph-properties fo:text-align="center" style:justify-single-word="false"/>
      <style:text-properties fo:font-size="14pt" officeooo:rsid="0039cd7c" officeooo:paragraph-rsid="0039cd7c" fo:background-color="#fff200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3bc633" officeooo:paragraph-rsid="003bc633" fo:background-color="transparent" style:font-size-asian="14pt" style:font-size-complex="14pt"/>
    </style:style>
    <style:style style:name="T1" style:family="text">
      <style:text-properties officeooo:rsid="000329a4"/>
    </style:style>
    <style:style style:name="T2" style:family="text">
      <style:text-properties fo:color="#ed1c24"/>
    </style:style>
    <style:style style:name="T3" style:family="text">
      <style:text-properties fo:color="#ed1c24" officeooo:rsid="000329a4"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bde9e"/>
    </style:style>
    <style:style style:name="T6" style:family="text">
      <style:text-properties fo:background-color="#fff450" loext:char-shading-value="0"/>
    </style:style>
    <style:style style:name="T7" style:family="text">
      <style:text-properties officeooo:rsid="0033a719" fo:background-color="#fff450" loext:char-shading-value="0"/>
    </style:style>
    <style:style style:name="T8" style:family="text">
      <style:text-properties officeooo:rsid="001f9ac9"/>
    </style:style>
    <style:style style:name="T9" style:family="text">
      <style:text-properties officeooo:rsid="0027b8f4"/>
    </style:style>
    <style:style style:name="T10" style:family="text">
      <style:text-properties officeooo:rsid="0033a719"/>
    </style:style>
    <style:style style:name="T11" style:family="text">
      <style:text-properties fo:font-variant="normal" fo:text-transform="none" fo:color="#000000" style:font-name="Hack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Hack" fo:font-size="14pt" fo:letter-spacing="normal" fo:font-style="normal" fo:font-weight="normal" officeooo:rsid="0033a719" style:font-size-asian="14pt" style:font-size-complex="14pt"/>
    </style:style>
    <style:style style:name="T13" style:family="text">
      <style:text-properties officeooo:rsid="003f05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ME DEVELOPMENT </text:p>
      <text:p text:style-name="P1"/>
      <text:p text:style-name="P3">1. <text:span text:style-name="T4">firstyle we have to create a folder</text:span></text:p>
      <text:p text:style-name="P3"><text:s text:c="5"/>theme folder -&gt; in this ,there are required files</text:p>
      <text:p text:style-name="P3">a) index.php</text:p>
      <text:p text:style-name="P3">b) page.php</text:p>
      <text:p text:style-name="P3">c) functions.php</text:p>
      <text:p text:style-name="P3">d) comments.php</text:p>
      <text:p text:style-name="P3">e) header.php</text:p>
      <text:p text:style-name="P3">f) footer.php</text:p>
      <text:p text:style-name="P3">g) front-page.php</text:p>
      <text:p text:style-name="P4">h) screenshot.png (image for ur theme)</text:p>
      <text:p text:style-name="P4">i) style.css</text:p>
      <text:p text:style-name="P4"/>
      <text:p text:style-name="P4">2. <text:span text:style-name="T4">In Style.CSS ,</text:span></text:p>
      <text:p text:style-name="P4"/>
      <text:p text:style-name="Standard">/*</text:p>
      <text:p text:style-name="Standard">Theme Name: Resturant -<text:span text:style-name="T1">&gt; </text:span><text:span text:style-name="T3">any name for your theme</text:span></text:p>
      <text:p text:style-name="Standard">Theme URI:https://www.itxwebsolutions.com/</text:p>
      <text:p text:style-name="Standard">Author: MEGHA GUPTA</text:p>
      <text:p text:style-name="Standard">Author URI: https://www.itxwebsolutions.com/</text:p>
      <text:p text:style-name="P15">Description: It is a blank canvas for your ideas and it makes the block editor your best brush. With new block patterns, which allow you to create a beautiful layout in a matter of seconds, this theme’s soft colors and eye-catching — yet timeless — design will let your work shine. Take it for a spin! See how Resturants elevates your portfolio, business website, or personal blog.</text:p>
      <text:p text:style-name="Standard">Version: 1.1</text:p>
      <text:p text:style-name="Standard">*/</text:p>
      <text:p text:style-name="P10"/>
      <text:p text:style-name="P11">3. Go to dashboard -&gt; appearance -&gt; themes -&gt; activate your theme -&gt; visit sites</text:p>
      <text:p text:style-name="P11"/>
      <text:p text:style-name="P11">4. then in front-page -&gt; add html template</text:p>
      <text:p text:style-name="P5"/>
      <text:p text:style-name="P5">5. In header.php <text:s/>-&gt; paste header desgin <text:s/>and in front page</text:p>
      <text:p text:style-name="P6">write </text:p>
      <text:p text:style-name="P6">&lt;?php</text:p>
      <text:p text:style-name="P6">get_header(); <text:s text:c="2"/><text:span text:style-name="T2">// this function is used to include header</text:span></text:p>
      <text:p text:style-name="P6">?&gt; </text:p>
      <text:p text:style-name="P5">6. In footer.php - &gt; paste footer desgin <text:s/>and in front page</text:p>
      <text:p text:style-name="P6">write </text:p>
      <text:p text:style-name="P6">&lt;?php</text:p>
      <text:p text:style-name="P6"><text:s text:c="65"/>get_footer(); <text:s text:c="2"/><text:span text:style-name="T2">// this function is used to include header</text:span></text:p>
      <text:p text:style-name="P5"><text:s text:c="76"/>?&gt; </text:p>
      <text:p text:style-name="P7">7.to call stylesheets and javascripts,bootstrap then </text:p>
      <text:p text:style-name="P7"><text:s text:c="6"/></text:p>
      <text:p text:style-name="P7">write </text:p>
      <text:p text:style-name="P7">&lt;?php <text:span text:style-name="T4">echo get_template_directory_uri();/css/style.css</text:span>?&gt; <text:s text:c="4"/>-&gt; theme directory </text:p>
      <text:p text:style-name="P7"/>
      <text:p text:style-name="P7"/>
      <text:p text:style-name="P7">images <text:s/><text:span text:style-name="T4"><text:s/>&lt;?php echo bloginfo(‘template_directory’);/images/logo.png?&gt;</text:span></text:p>
      <text:p text:style-name="P21"/>
      <text:p text:style-name="P21"/>
      <text:p text:style-name="P21"><text:soft-page-break/></text:p>
      <text:p text:style-name="P21"/>
      <text:p text:style-name="P13">set the correct permissions for the directories and files using chmod command: in Wordpress</text:p>
      <text:p text:style-name="P7"/>
      <text:p text:style-name="P7">sudo find /var/www/wordpress/ -type d -exec chmod 750 {} \;</text:p>
      <text:p text:style-name="P7">sudo find /var/www/wordpress/ -type f -exec chmod 640 {} \;</text:p>
      <text:p text:style-name="P7"/>
      <text:p text:style-name="P12">8. Register a nav menu in wordpress </text:p>
      <text:p text:style-name="P7"/>
      <text:p text:style-name="P8">in functions.php </text:p>
      <text:p text:style-name="Standard">&lt;?php</text:p>
      <text:p text:style-name="Standard">register_nav_menus(</text:p>
      <text:p text:style-name="Standard">array('primary_menu'=&gt;'Top Menu')</text:p>
      <text:p text:style-name="Standard">)</text:p>
      <text:p text:style-name="Standard">?&gt;</text:p>
      <text:p text:style-name="Standard"><text:s/><text:span text:style-name="T5">then make pages in dashboard and add menu from appearance -&gt; theme -&gt; menu</text:span></text:p>
      <text:p text:style-name="Standard"/>
      <text:p text:style-name="P17">in header.php</text:p>
      <text:p text:style-name="Standard">&lt;div class="collapse navbar-collapse" id="navbarNavDropdown"&gt;</text:p>
      <text:p text:style-name="Standard">&lt;?php wp_nav_menu(</text:p>
      <text:p text:style-name="Standard">array(</text:p>
      <text:p text:style-name="Standard">'theme_location' =&gt; 'primary_menu', 'menu-class' =&gt; 'nav'</text:p>
      <text:p text:style-name="Standard">)</text:p>
      <text:p text:style-name="Standard">) ?&gt;</text:p>
      <text:p text:style-name="Standard">&lt;button class="btn btn-warning"&gt;order online&lt;/button&gt;</text:p>
      <text:p text:style-name="Standard">&lt;/div&gt;</text:p>
      <text:p text:style-name="Standard"/>
      <text:p text:style-name="Standard"/>
      <text:p text:style-name="P16"><text:span text:style-name="T6">Note</text:span>: style nav bar according to designing layouts</text:p>
      <text:p text:style-name="P16"/>
      <text:p text:style-name="P17">9. In page.php</text:p>
      <text:p text:style-name="Standard"><text:s/>&lt;?php</text:p>
      <text:p text:style-name="Standard">get_header();</text:p>
      <text:p text:style-name="Standard">?&gt;</text:p>
      <text:p text:style-name="Standard">&lt;h1&gt;&lt;?php the_title();?&gt;&lt;/h1&gt;</text:p>
      <text:p text:style-name="Standard">&lt;?php</text:p>
      <text:p text:style-name="Standard">get_footer();</text:p>
      <text:p text:style-name="Standard">?&gt;</text:p>
      <text:p text:style-name="Standard"/>
      <text:p text:style-name="P17">Note: if you want another header for you website then ..make file </text:p>
      <text:p text:style-name="P16"/>
      <text:p text:style-name="P17">header_inner.php </text:p>
      <text:p text:style-name="P16">Lorem Ipsum</text:p>
      <text:p text:style-name="P16">and in </text:p>
      <text:p text:style-name="P16">get_header(‘inner’);-<text:span text:style-name="T8">&gt; your header that runs across your all pages</text:span></text:p>
      <text:p text:style-name="P16"/>
      <text:p text:style-name="Standard"/>
      <text:p text:style-name="P18">display page content in wordpress</text:p>
      <text:p text:style-name="P9"><text:s/>two function:</text:p>
      <text:p text:style-name="P9">1. the_content() <text:s/>//***//</text:p>
      <text:p text:style-name="P9">2. get_the_content() <text:s text:c="3"/>// <text:span text:style-name="T9">this function is used to display the content of the pages and we have to write this in page.php</text:span></text:p>
      <text:p text:style-name="P9"><text:soft-page-break/></text:p>
      <text:p text:style-name="P14">9. if you want to add featured images in your page then</text:p>
      <text:p text:style-name="P14"/>
      <text:p text:style-name="P14">in functions.php</text:p>
      <text:p text:style-name="P14"/>
      <text:p text:style-name="Standard">add_theme_support('post-thumbnails');</text:p>
      <text:p text:style-name="Standard"/>
      <text:p text:style-name="P19">and in page.php </text:p>
      <text:p text:style-name="P19"/>
      <text:p text:style-name="Standard"><text:s text:c="2"/>&lt;?php the_post_thumbnail(); ?&gt;</text:p>
      <text:p text:style-name="P19"/>
      <text:p text:style-name="P19"/>
      <text:p text:style-name="P19"/>
      <text:p text:style-name="P19"/>
      <text:p text:style-name="P20">THUMBNAIL IMAGE BY TAGS</text:p>
      <text:list xml:id="list3088127744" text:style-name="L1">
        <text:list-item>
          <text:p text:style-name="P23">the_post_thumbnail(); <text:s/>-&gt; without parameters</text:p>
        </text:list-item>
        <text:list-item>
          <text:p text:style-name="P24">the_post_thumbnail(‘<text:span text:style-name="T10">thumbnail</text:span>’); <text:s/>// <text:span text:style-name="T10">thumbail {default 150px x 150px max}</text:span></text:p>
        </text:list-item>
        <text:list-item>
          <text:p text:style-name="P24">the_post_thumbnail(‘<text:span text:style-name="T10">medium</text:span>’); <text:s/>// <text:span text:style-name="T10">thumbail {default 300px x 300px max}</text:span></text:p>
        </text:list-item>
        <text:list-item>
          <text:p text:style-name="P24">the_post_thumbnail(‘<text:span text:style-name="T10">large</text:span>’); <text:s/>// <text:span text:style-name="T10">large resolution {default 1024px x 1024px max}</text:span></text:p>
        </text:list-item>
        <text:list-item>
          <text:p text:style-name="P24">the_post_thumbnail(‘<text:span text:style-name="T10">full</text:span>’); <text:s/>// <text:span text:style-name="T10">thumbail {default 150px x 150px max}</text:span></text:p>
        </text:list-item>
        <text:list-item>
          <text:p text:style-name="P24">the_post_thumbnail(‘<text:span text:style-name="T10">thumbnail</text:span>’); <text:s/>// <text:span text:style-name="T10">original image</text:span></text:p>
        </text:list-item>
        <text:list-item>
          <text:p text:style-name="P24">the_post_thumbnail(<text:span text:style-name="T10">array(100,100)</text:span>); <text:s/>// <text:span text:style-name="T10">other resolutions (height,width)</text:span></text:p>
        </text:list-item>
        <text:list-item>
          <text:p text:style-name="P22"><text:span text:style-name="T7">note:</text:span><text:span text:style-name="T11">wp_get_attachment_image_src(</text:span><text:span text:style-name="T12">get_post_thumbnail_id(),’large’)</text:span></text:p>
        </text:list-item>
      </text:list>
      <text:p text:style-name="P25"/>
      <text:p text:style-name="P25"/>
      <text:p text:style-name="P26">how to add pagination option in wordpress</text:p>
      <text:p text:style-name="P27"/>
      <text:p text:style-name="P27">1. using wp pagenavi wordpress plugin</text:p>
      <text:p text:style-name="P27"><text:s/><text:span text:style-name="T13">&lt;?php echo wp pagenavi(); 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2:40:23.074160202</meta:creation-date>
    <dc:date>2022-12-01T12:26:41.907410126</dc:date>
    <meta:editing-duration>PT3H2M1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93" meta:word-count="479" meta:character-count="3498" meta:non-whitespace-character-count="2921"/>
  </office:meta>
</office:document-meta>
</file>